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5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57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2.84pt" svg:height="255.09pt" svg:x="295.37pt" svg:y="337.92pt">
            <loext:p/>
            <draw:object draw:notify-on-update-of-ranges="Sheet1.A7:Sheet1.A7 Sheet1.A8:Sheet1.A23 Sheet1.B7:Sheet1.B7 Sheet1.B8:Sheet1.B23 Sheet1.C7:Sheet1.C7 Sheet1.C8:Sheet1.C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 of Samples</text:p>
          </table:table-cell>
          <table:table-cell office:value-type="string" calcext:value-type="string">
            <text:p>Cumulative CIMP+ Coverage (%)</text:p>
          </table:table-cell>
        </table:table-row>
        <table:table-row table:style-name="ro1">
          <table:table-cell office:value-type="string" calcext:value-type="string">
            <text:p>MSH6_GRCh37_2:48030640-48030647_FrameShiftDelDEL-CCCCCCCC----</text:p>
          </table:table-cell>
          <table:table-cell office:value-type="float" office:value="3" calcext:value-type="float">
            <text:p>3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string" calcext:value-type="string">
            <text:p>ADCY5_GRCh37_3:123044275-123044275_MissenseMutationSNP-C-C-T_MissenseMutationSNP-C-T-T</text:p>
          </table:table-cell>
          <table:table-cell office:value-type="float" office:value="2" calcext:value-type="float">
            <text:p>2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string" calcext:value-type="string">
            <text:p>COL17A1_GRCh37_10:105798223-105798223_MissenseMutationSNP-G-G-A_MissenseMutationSNP-G-A-A</text:p>
          </table:table-cell>
          <table:table-cell office:value-type="float" office:value="2" calcext:value-type="float">
            <text:p>2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string" calcext:value-type="string">
            <text:p>MAEL_GRCh37_1:166987188-166987188_MissenseMutationSNP-C-C-T_MissenseMutationSNP-C-T-T</text:p>
          </table:table-cell>
          <table:table-cell office:value-type="float" office:value="2" calcext:value-type="float">
            <text:p>2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string" calcext:value-type="string">
            <text:p>RELN_GRCh37_7:103206800-103206800_MissenseMutationSNP-G-T-T_MissenseMutationSNP-G-C-C</text:p>
          </table:table-cell>
          <table:table-cell office:value-type="float" office:value="2" calcext:value-type="float">
            <text:p>2</text:p>
          </table:table-cell>
          <table:table-cell office:value-type="float" office:value="0.34375" calcext:value-type="float">
            <text:p>0.34375</text:p>
          </table:table-cell>
        </table:table-row>
        <table:table-row table:style-name="ro1">
          <table:table-cell office:value-type="string" calcext:value-type="string">
            <text:p>ITIH5_GRCh37_10:7605141-7605141_MissenseMutationSNP-C-T-T</text:p>
          </table:table-cell>
          <table:table-cell office:value-type="float" office:value="2" calcext:value-type="float">
            <text:p>2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string" calcext:value-type="string">
            <text:p>HYDIN_GRCh37_16:71127814-71127814_MissenseMutationSNP-C-T-T</text:p>
          </table:table-cell>
          <table:table-cell office:value-type="float" office:value="2" calcext:value-type="float">
            <text:p>2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string" calcext:value-type="string">
            <text:p>SETD1B_GRCh37_12:122242658-122242658_FrameShiftDelDEL-C----</text:p>
          </table:table-cell>
          <table:table-cell office:value-type="float" office:value="2" calcext:value-type="float">
            <text:p>2</text:p>
          </table:table-cell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string" calcext:value-type="string">
            <text:p>FHOD3_GRCh37_18:34174816-34174816_MissenseMutationSNP-G-A-A_MissenseMutationSNP-G-G-A</text:p>
          </table:table-cell>
          <table:table-cell office:value-type="float" office:value="2" calcext:value-type="float">
            <text:p>2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string" calcext:value-type="string">
            <text:p>TAS1R2_GRCh37_1:19181156-19181156_MissenseMutationSNP-G-G-A</text:p>
          </table:table-cell>
          <table:table-cell office:value-type="float" office:value="2" calcext:value-type="float">
            <text:p>2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string" calcext:value-type="string">
            <text:p>ATP1A1_GRCh37_1:116932065-116932065_SilentSNP-C-C-T_SilentSNP-C-C-A</text:p>
          </table:table-cell>
          <table:table-cell office:value-type="float" office:value="1" calcext:value-type="float">
            <text:p>1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string" calcext:value-type="string">
            <text:p>TUFT1_GRCh37_1:151552161-151552161_MissenseMutationSNP-G-G-A_MissenseMutationSNP-G-A-A</text:p>
          </table:table-cell>
          <table:table-cell office:value-type="float" office:value="1" calcext:value-type="float">
            <text:p>1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table-cell office:value-type="string" calcext:value-type="string">
            <text:p>FAM135B_GRCh37_8:139164067-139164067_MissenseMutationSNP-C-T-T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KRT28_GRCh37_17:38954595-38954595_SilentSNP-G-A-A_SilentSNP-G-G-A</text:p>
          </table:table-cell>
          <table:table-cell office:value-type="float" office:value="1" calcext:value-type="float">
            <text:p>1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string" calcext:value-type="string">
            <text:p>PXDN_GRCh37_2:1652984-1652984_FrameShiftDelDEL-G----</text:p>
          </table:table-cell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ENOX2_GRCh37_X:129799652-129799652_MissenseMutationSNP-G-A-A</text:p>
          </table:table-cell>
          <table:table-cell office:value-type="float" office:value="1" calcext:value-type="float">
            <text:p>1</text:p>
          </table:table-cell>
          <table:table-cell office:value-type="float" office:value="0.84375" calcext:value-type="float">
            <text:p>0.8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23:49:30.694172589</meta:creation-date>
    <dc:date>2018-02-04T00:11:30.106203326</dc:date>
    <meta:editing-duration>PT1M8S</meta:editing-duration>
    <meta:editing-cycles>1</meta:editing-cycles>
    <meta:generator>LibreOffice/5.4.2.2$Linux_X86_64 LibreOffice_project/4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04cm" svg:height="9cm" xlink:href=".." xlink:type="simple" chart:class="chart:bar" chart:style-name="ch1">
        <chart:legend chart:legend-position="end" svg:x="13.643cm" svg:y="3.952cm" style:legend-expansion="high" chart:style-name="ch2"/>
        <chart:plot-area chart:style-name="ch3" table:cell-range-address="Sheet1.A7:Sheet1.C23" chart:data-source-has-labels="both" svg:x="0.39cm" svg:y="0.18cm" svg:width="12.863cm" svg:height="8.64cm">
          <chartooo:coordinate-region svg:x="4.677cm" svg:y="0.379cm" svg:width="4.287cm" svg:height="7.396cm"/>
          <chart:axis chart:dimension="x" chart:name="primary-x" chart:style-name="ch4" chartooo:axis-type="auto">
            <chartooo:date-scale/>
            <chart:categories table:cell-range-address="Sheet1.A8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23" chart:label-cell-address="Sheet1.B7:Sheet1.B7" chart:class="chart:bar">
            <chart:data-point chart:repeated="16"/>
          </chart:series>
          <chart:series chart:style-name="ch8" chart:values-cell-range-address="Sheet1.C8:Sheet1.C23" chart:label-cell-address="Sheet1.C7:Sheet1.C7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Samples</text:p>
                <draw:g>
                  <svg:desc>Sheet1.B7:Sheet1.B7</svg:desc>
                </draw:g>
              </table:table-cell>
              <table:table-cell office:value-type="string">
                <text:p>Cumulative CIMP+ Coverage (%)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SH6_GRCh37_2:48030640-48030647_FrameShiftDelDEL-CCCCCCCC----</text:p>
                <draw:g>
                  <svg:desc>Sheet1.A8:Sheet1.A23</svg:desc>
                </draw:g>
              </table:table-cell>
              <table:table-cell office:value-type="float" office:value="3">
                <text:p>3</text:p>
                <draw:g>
                  <svg:desc>Sheet1.B8:Sheet1.B23</svg:desc>
                </draw:g>
              </table:table-cell>
              <table:table-cell office:value-type="float" office:value="0.09375">
                <text:p>0.09375</text:p>
                <draw:g>
                  <svg:desc>Sheet1.C8:Sheet1.C23</svg:desc>
                </draw:g>
              </table:table-cell>
            </table:table-row>
            <table:table-row>
              <table:table-cell office:value-type="string">
                <text:p>ADCY5_GRCh37_3:123044275-123044275_MissenseMutationSNP-C-C-T_MissenseMutationSNP-C-T-T</text:p>
              </table:table-cell>
              <table:table-cell office:value-type="float" office:value="2">
                <text:p>2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COL17A1_GRCh37_10:105798223-105798223_MissenseMutationSNP-G-G-A_MissenseMutationSNP-G-A-A</text:p>
              </table:table-cell>
              <table:table-cell office:value-type="float" office:value="2">
                <text:p>2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MAEL_GRCh37_1:166987188-166987188_MissenseMutationSNP-C-C-T_MissenseMutationSNP-C-T-T</text:p>
              </table:table-cell>
              <table:table-cell office:value-type="float" office:value="2">
                <text:p>2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RELN_GRCh37_7:103206800-103206800_MissenseMutationSNP-G-T-T_MissenseMutationSNP-G-C-C</text:p>
              </table:table-cell>
              <table:table-cell office:value-type="float" office:value="2">
                <text:p>2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ITIH5_GRCh37_10:7605141-7605141_MissenseMutationSNP-C-T-T</text:p>
              </table:table-cell>
              <table:table-cell office:value-type="float" office:value="2">
                <text:p>2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HYDIN_GRCh37_16:71127814-71127814_MissenseMutationSNP-C-T-T</text:p>
              </table:table-cell>
              <table:table-cell office:value-type="float" office:value="2">
                <text:p>2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SETD1B_GRCh37_12:122242658-122242658_FrameShiftDelDEL-C----</text:p>
              </table:table-cell>
              <table:table-cell office:value-type="float" office:value="2">
                <text:p>2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FHOD3_GRCh37_18:34174816-34174816_MissenseMutationSNP-G-A-A_MissenseMutationSNP-G-G-A</text:p>
              </table:table-cell>
              <table:table-cell office:value-type="float" office:value="2">
                <text:p>2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TAS1R2_GRCh37_1:19181156-19181156_MissenseMutationSNP-G-G-A</text:p>
              </table:table-cell>
              <table:table-cell office:value-type="float" office:value="2">
                <text:p>2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ATP1A1_GRCh37_1:116932065-116932065_SilentSNP-C-C-T_SilentSNP-C-C-A</text:p>
              </table:table-cell>
              <table:table-cell office:value-type="float" office:value="1">
                <text:p>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TUFT1_GRCh37_1:151552161-151552161_MissenseMutationSNP-G-G-A_MissenseMutationSNP-G-A-A</text:p>
              </table:table-cell>
              <table:table-cell office:value-type="float" office:value="1">
                <text:p>1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FAM135B_GRCh37_8:139164067-139164067_MissenseMutationSNP-C-T-T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KRT28_GRCh37_17:38954595-38954595_SilentSNP-G-A-A_SilentSNP-G-G-A</text:p>
              </table:table-cell>
              <table:table-cell office:value-type="float" office:value="1">
                <text:p>1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PXDN_GRCh37_2:1652984-1652984_FrameShiftDelDEL-G----</text:p>
              </table:table-cell>
              <table:table-cell office:value-type="float" office:value="1">
                <text:p>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ENOX2_GRCh37_X:129799652-129799652_MissenseMutationSNP-G-A-A</text:p>
              </table:table-cell>
              <table:table-cell office:value-type="float" office:value="1">
                <text:p>1</text:p>
              </table:table-cell>
              <table:table-cell office:value-type="float" office:value="0.84375">
                <text:p>0.8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